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2.91cm" style:rel-column-width="1650*"/>
    </style:style>
    <style:style style:name="Tableau1.B" style:family="table-column">
      <style:table-column-properties style:column-width="3.784cm" style:rel-column-width="2145*"/>
    </style:style>
    <style:style style:name="Tableau1.C" style:family="table-column">
      <style:table-column-properties style:column-width="1.72cm" style:rel-column-width="975*"/>
    </style:style>
    <style:style style:name="Tableau1.D" style:family="table-column">
      <style:table-column-properties style:column-width="2.381cm" style:rel-column-width="1350*"/>
    </style:style>
    <style:style style:name="Tableau1.E" style:family="table-column">
      <style:table-column-properties style:column-width="7.237cm" style:rel-column-width="4103*"/>
    </style:style>
    <style:style style:name="Tableau1.F" style:family="table-column">
      <style:table-column-properties style:column-width="9.668cm" style:rel-column-width="5481*"/>
    </style:style>
    <style:style style:name="Tableau1.1" style:family="table-row">
      <style:table-row-properties style:min-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0.80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3.44cm"/>
    </style:style>
    <style:style style:name="Tableau1.4" style:family="table-row">
      <style:table-row-properties style:min-row-height="0.559cm"/>
    </style:style>
    <style:style style:name="Tableau1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1.275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291cm"/>
    </style:style>
    <style:style style:name="Tableau4.D" style:family="table-column">
      <style:table-column-properties style:column-width="2.699cm"/>
    </style:style>
    <style:style style:name="Tableau4.E" style:family="table-column">
      <style:table-column-properties style:column-width="5.794cm"/>
    </style:style>
    <style:style style:name="Tableau4.F" style:family="table-column">
      <style:table-column-properties style:column-width="6.615cm"/>
    </style:style>
    <style:style style:name="Tableau4.G" style:family="table-column">
      <style:table-column-properties style:column-width="6.906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2.701cm"/>
    </style:style>
    <style:style style:name="Table1.B" style:family="table-column">
      <style:table-column-properties style:column-width="5.21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officeooo:paragraph-rsid="00ab90ec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642888" style:font-size-asian="11pt" style:font-size-complex="11pt"/>
    </style:style>
    <style:style style:name="P8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Arial" fo:font-size="11pt" fo:font-weight="bold" officeooo:rsid="00ac1a7e" officeooo:paragraph-rsid="00ac1a7e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font-weight="bold" officeooo:rsid="00a91880" officeooo:paragraph-rsid="00ac8705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b90ec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ab90ec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Arial" fo:font-size="10pt" fo:font-weight="bold" officeooo:rsid="0064d1a6" officeooo:paragraph-rsid="0064d1a6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Arial" fo:font-size="10pt" fo:font-weight="bold" officeooo:paragraph-rsid="00b3e0c2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Arial" fo:font-size="10pt" fo:font-weight="bold" officeooo:paragraph-rsid="00b3f5b2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Arial" fo:font-size="10pt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officeooo:paragraph-rsid="00ab90ec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ab90e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42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3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44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5" style:family="paragraph" style:parent-style-name="Standard">
      <style:text-properties style:font-name="Arial" fo:font-size="12pt" style:font-size-asian="12pt" style:font-size-complex="12pt"/>
    </style:style>
    <style:style style:name="P46" style:family="paragraph" style:parent-style-name="Standard">
      <style:text-properties officeooo:paragraph-rsid="00922276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48" style:family="paragraph" style:parent-style-name="Footnote">
      <style:text-properties style:font-name="Arial" fo:font-size="9pt" style:font-size-asian="9pt" style:font-size-complex="9pt"/>
    </style:style>
    <style:style style:name="P49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50" style:family="paragraph" style:parent-style-name="Standard">
      <style:text-properties style:font-name="Arial" fo:font-size="11pt" officeooo:paragraph-rsid="00ab90ec" style:font-size-asian="11pt" style:font-size-complex="11pt"/>
    </style:style>
    <style:style style:name="P51" style:family="paragraph" style:parent-style-name="Standard">
      <style:text-properties style:font-name="Arial" fo:font-size="11pt" style:font-size-asian="11pt" style:font-size-complex="11pt"/>
    </style:style>
    <style:style style:name="P52" style:family="paragraph" style:parent-style-name="Standard">
      <style:text-properties style:font-name="Arial" fo:font-size="11pt" officeooo:paragraph-rsid="00be2548" style:font-size-asian="11pt" style:font-size-complex="11pt"/>
    </style:style>
    <style:style style:name="P53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54" style:family="paragraph" style:parent-style-name="Standard">
      <style:text-properties style:font-name="Arial" fo:font-size="11pt" officeooo:paragraph-rsid="00cd9c0b" style:font-size-asian="11pt" style:font-size-complex="11pt"/>
    </style:style>
    <style:style style:name="P55" style:family="paragraph" style:parent-style-name="Standard">
      <style:paragraph-properties fo:break-before="page"/>
      <style:text-properties style:font-name="Arial" fo:font-size="11pt" officeooo:paragraph-rsid="00cd9c0b" style:font-size-asian="11pt" style:font-size-complex="11pt"/>
    </style:style>
    <style:style style:name="P56" style:family="paragraph" style:parent-style-name="Standard">
      <style:paragraph-properties fo:text-align="center" style:justify-single-word="false"/>
      <style:text-properties style:font-name="Arial" fo:font-size="11pt" fo:font-weight="bold" officeooo:rsid="00b8fc71" officeooo:paragraph-rsid="00bedf97" style:font-size-asian="11pt" style:font-weight-asian="bold" style:font-size-complex="11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Arial" fo:font-size="18pt" fo:font-weight="bold" officeooo:rsid="00b8fc71" officeooo:paragraph-rsid="00c0c24f" style:font-size-asian="18pt" style:font-weight-asian="bold" style:font-size-complex="18pt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c9211e" loext:opacity="100%" style:font-name="Arial" fo:font-size="18pt" fo:font-weight="bold" officeooo:rsid="00b8fc71" officeooo:paragraph-rsid="00c0c24f" style:font-size-asian="18pt" style:font-weight-asian="bold" style:font-size-complex="1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paragraph-rsid="00be2548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be254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be254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edf97" officeooo:paragraph-rsid="00bedf97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fe424" officeooo:paragraph-rsid="00bfe424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1pt" fo:font-weight="bold" officeooo:rsid="00b8fc71" officeooo:paragraph-rsid="00be7508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be2548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be2548" style:font-size-asian="9pt" style:language-asian="zxx" style:country-asian="none" style:font-size-complex="9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3pt" fo:language="zxx" fo:country="none" officeooo:paragraph-rsid="00be2548" style:font-size-asian="13pt" style:language-asian="zxx" style:country-asian="none" style:font-size-complex="13pt" style:language-complex="zxx" style:country-complex="none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be254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560860" style:language-asian="zxx" style:country-asian="none" style:language-complex="zxx" style:country-complex="none"/>
    </style:style>
    <style:style style:name="T3" style:family="text">
      <style:text-properties fo:language="zxx" fo:country="none" officeooo:rsid="0035fdfc" style:language-asian="zxx" style:country-asian="none" style:language-complex="zxx" style:country-complex="none"/>
    </style:style>
    <style:style style:name="T4" style:family="text">
      <style:text-properties fo:language="zxx" fo:country="none" officeooo:rsid="004d1bbf" style:language-asian="zxx" style:country-asian="none" style:language-complex="zxx" style:country-complex="none"/>
    </style:style>
    <style:style style:name="T5" style:family="text">
      <style:text-properties fo:language="zxx" fo:country="none" officeooo:rsid="00510d10" style:language-asian="zxx" style:country-asian="none" style:language-complex="zxx" style:country-complex="none"/>
    </style:style>
    <style:style style:name="T6" style:family="text">
      <style:text-properties fo:language="zxx" fo:country="none" officeooo:rsid="0069cc53" style:language-asian="zxx" style:country-asian="none" style:language-complex="zxx" style:country-complex="none"/>
    </style:style>
    <style:style style:name="T7" style:family="text">
      <style:text-properties fo:language="zxx" fo:country="none" officeooo:rsid="00912206" style:language-asian="zxx" style:country-asian="none" style:language-complex="zxx" style:country-complex="none"/>
    </style:style>
    <style:style style:name="T8" style:family="text">
      <style:text-properties fo:language="zxx" fo:country="none" officeooo:rsid="00b2a76d" style:language-asian="zxx" style:country-asian="none" style:language-complex="zxx" style:country-complex="none"/>
    </style:style>
    <style:style style:name="T9" style:family="text">
      <style:text-properties officeooo:rsid="000bf3ed"/>
    </style:style>
    <style:style style:name="T10" style:family="text">
      <style:text-properties officeooo:rsid="00b78793"/>
    </style:style>
    <style:style style:name="T11" style:family="text">
      <style:text-properties officeooo:rsid="00a7e749"/>
    </style:style>
    <style:style style:name="T12" style:family="text">
      <style:text-properties officeooo:rsid="00654fdb"/>
    </style:style>
    <style:style style:name="T13" style:family="text">
      <style:text-properties officeooo:rsid="0064d1a6"/>
    </style:style>
    <style:style style:name="T14" style:family="text">
      <style:text-properties officeooo:rsid="0011c909"/>
    </style:style>
    <style:style style:name="T15" style:family="text">
      <style:text-properties officeooo:rsid="0013f2f6"/>
    </style:style>
    <style:style style:name="T16" style:family="text">
      <style:text-properties officeooo:rsid="001baebc"/>
    </style:style>
    <style:style style:name="T17" style:family="text">
      <style:text-properties fo:font-size="8pt" officeooo:rsid="001d6a5a" fo:background-color="transparent" loext:char-shading-value="0" style:font-size-asian="8pt" style:font-size-complex="8pt"/>
    </style:style>
    <style:style style:name="T18" style:family="text">
      <style:text-properties fo:font-size="8pt" officeooo:rsid="0011c909" fo:background-color="transparent" loext:char-shading-value="0" style:font-size-asian="8pt" style:font-size-complex="8pt"/>
    </style:style>
    <style:style style:name="T19" style:family="text">
      <style:text-properties fo:font-size="8pt" officeooo:rsid="001d2f95" fo:background-color="transparent" loext:char-shading-value="0" style:font-size-asian="8pt" style:font-size-complex="8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ce3c2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officeooo:rsid="00b8393c"/>
    </style:style>
    <style:style style:name="T27" style:family="text">
      <style:text-properties officeooo:rsid="004b8b43"/>
    </style:style>
    <style:style style:name="T28" style:family="text">
      <style:text-properties officeooo:rsid="004d1bbf"/>
    </style:style>
    <style:style style:name="T29" style:family="text">
      <style:text-properties officeooo:rsid="0062715b"/>
    </style:style>
    <style:style style:name="T30" style:family="text">
      <style:text-properties officeooo:rsid="00669e81"/>
    </style:style>
    <style:style style:name="T31" style:family="text">
      <style:text-properties officeooo:rsid="0076ac89"/>
    </style:style>
    <style:style style:name="T32" style:family="text">
      <style:text-properties officeooo:rsid="00781aa5"/>
    </style:style>
    <style:style style:name="T33" style:family="text">
      <style:text-properties officeooo:rsid="00794ba6"/>
    </style:style>
    <style:style style:name="T34" style:family="text">
      <style:text-properties officeooo:rsid="007b6390"/>
    </style:style>
    <style:style style:name="T35" style:family="text">
      <style:text-properties officeooo:rsid="002e555f"/>
    </style:style>
    <style:style style:name="T36" style:family="text">
      <style:text-properties officeooo:rsid="009a18ae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ac8705"/>
    </style:style>
    <style:style style:name="T39" style:family="text">
      <style:text-properties officeooo:rsid="00b00739"/>
    </style:style>
    <style:style style:name="T40" style:family="text">
      <style:text-properties officeooo:rsid="00b2a76d"/>
    </style:style>
    <style:style style:name="T41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42" style:family="text">
      <style:text-properties fo:font-variant="normal" fo:text-transform="none" fo:color="#ff8000" loext:opacity="100%" fo:letter-spacing="normal" fo:font-weight="normal" officeooo:rsid="0064d1a6" fo:background-color="transparent" loext:char-shading-value="0" style:font-weight-asian="normal" style:font-weight-complex="normal"/>
    </style:style>
    <style:style style:name="T43" style:family="text">
      <style:text-properties officeooo:rsid="0041b2b7"/>
    </style:style>
    <style:style style:name="T44" style:family="text">
      <style:text-properties officeooo:rsid="005d5549"/>
    </style:style>
    <style:style style:name="T45" style:family="text">
      <style:text-properties fo:font-weight="normal" officeooo:rsid="0064d1a6" style:font-weight-asian="normal" style:font-weight-complex="normal"/>
    </style:style>
    <style:style style:name="T46" style:family="text">
      <style:text-properties style:text-line-through-style="none" style:text-line-through-type="none" fo:font-size="12pt" style:font-size-asian="12pt" style:font-size-complex="12pt"/>
    </style:style>
    <style:style style:name="T47" style:family="text">
      <style:text-properties style:text-line-through-style="none" style:text-line-through-type="none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8" style:family="text">
      <style:text-properties officeooo:rsid="00c3693b"/>
    </style:style>
    <style:style style:name="T49" style:family="text">
      <style:text-properties officeooo:rsid="00c6e333"/>
    </style:style>
    <style:style style:name="T50" style:family="text">
      <style:text-properties officeooo:rsid="00cdfab0"/>
    </style:style>
    <style:style style:name="T51" style:family="text">
      <style:text-properties officeooo:rsid="00ce848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6">Entreprise et/ou</text:p>
            <text:p text:style-name="P16">Etablissement</text:p>
          </table:table-cell>
          <table:table-cell table:style-name="Tableau1.A1" office:value-type="string">
            <text:p text:style-name="P7">{mycompany_name}</text:p>
          </table:table-cell>
          <table:table-cell table:style-name="Tableau1.A1" office:value-type="string">
            <text:p text:style-name="P17">Réf. UT</text:p>
          </table:table-cell>
          <table:table-cell table:style-name="Tableau1.A1" office:value-type="string">
            <text:p text:style-name="P7">{reference}</text:p>
          </table:table-cell>
          <table:table-cell table:style-name="Tableau1.A1" office:value-type="string">
            <text:p text:style-name="P67">Signaler un accident ou un problème</text:p>
          </table:table-cell>
          <table:table-cell table:style-name="Tableau1.F1" table:number-rows-spanned="7" office:value-type="string">
            <text:p text:style-name="P5">{photo}</text:p>
          </table:table-cell>
        </table:table-row>
        <table:table-row table:style-name="Tableau1.2">
          <table:table-cell table:style-name="Tableau1.A2" office:value-type="string">
            <text:p text:style-name="P14">Nom de l'<text:span text:style-name="T38">UT</text:span></text:p>
          </table:table-cell>
          <table:table-cell table:style-name="Tableau1.A2" table:number-columns-spanned="3" office:value-type="string">
            <text:p text:style-name="P19">{nom}</text:p>
          </table:table-cell>
          <table:covered-table-cell/>
          <table:covered-table-cell/>
          <table:table-cell table:style-name="Tableau1.A2" office:value-type="string">
            <text:p text:style-name="P64">{helpUrl}</text:p>
          </table:table-cell>
          <table:covered-table-cell table:style-name="Tableau1.F1"/>
        </table:table-row>
        <table:table-row table:style-name="Tableau1.3">
          <table:table-cell table:style-name="Tableau1.A2" table:number-rows-spanned="5" office:value-type="string">
            <text:p text:style-name="P15">Description</text:p>
          </table:table-cell>
          <table:table-cell table:style-name="Tableau1.A2" table:number-rows-spanned="5" table:number-columns-spanned="3" office:value-type="string">
            <text:p text:style-name="P18">{description}</text:p>
          </table:table-cell>
          <table:covered-table-cell/>
          <table:covered-table-cell/>
          <table:table-cell table:style-name="Tableau1.A2" office:value-type="string">
            <text:p text:style-name="P64">{signatureQRCodeTicket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56">Responsable</text:p>
          </table:table-cell>
          <table:covered-table-cell table:style-name="Tableau1.F4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65">{securityResponsible}</text:p>
          </table:table-cell>
          <table:covered-table-cell table:style-name="Tableau1.F4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57">Pompiers</text:p>
          </table:table-cell>
          <table:covered-table-cell table:style-name="Tableau1.F4"/>
        </table:table-row>
        <table:table-row table:style-name="Tableau1.7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58">18</text:p>
          </table:table-cell>
          <table:covered-table-cell table:style-name="Tableau1.F4"/>
        </table:table-row>
      </table:table>
      <text:p text:style-name="P54"/>
      <text:p text:style-name="P55"/>
      <text:p text:style-name="P52">Liste des <text:span text:style-name="T16">signalisations</text:span><text:span text:style-name="T16"><text:note text:id="ftn3" text:note-class="footnote"><text:note-citation>1</text:note-citation><text:note-body><text:p text:style-name="P48">En fonction des réglages cette liste contient les <text:span text:style-name="T33">signalisations</text:span> de l'unité de travail, les <text:span text:style-name="T33">signalisations</text:span> hérité<text:span text:style-name="T33">e</text:span>s, les <text:span text:style-name="T33">signalisations </text:span>partagé<text:span text:style-name="T33">e</text:span>s.</text:p></text:note-body></text:note></text:span> pour <text:span text:style-name="T14">cette unité de travail :</text:span></text:p>
      <text:p text:style-name="P52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8"><text:span text:style-name="T23">Description </text:span><text:span text:style-name="T25">s</text:span><text:span text:style-name="T23">ignalisation</text:span><text:span text:style-name="T21"> </text:span><text:a xlink:type="simple" xlink:href="http://www.inrs.fr/media.html?refINRS=outil10" office:target-frame-name="_blank" xlink:show="new" text:style-name="Internet_20_link" text:visited-style-name="Visited_20_Internet_20_Link"><text:span text:style-name="T17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8">urce inrs</text:span></text:a><text:span text:style-name="T19">)</text:span></text:p>
            </table:table-cell>
            <table:table-cell table:style-name="Table1.B1" office:value-type="string">
              <text:p text:style-name="P62">Pict. Sig</text:p>
            </table:table-cell>
          </table:table-row>
        </table:table-header-rows>
        <table:table-row>
          <table:table-cell table:style-name="Table1.A2" office:value-type="string">
            <text:p text:style-name="P70">[!-- BEGIN row.affectedRecommandation --] {recommandationComment} [!-- END row.affectedRecommandation --]</text:p>
          </table:table-cell>
          <table:table-cell table:style-name="Table1.B2" office:value-type="string">
            <text:p text:style-name="P60">{recommandation_photo}</text:p>
            <text:p text:style-name="P69">{recommandationName}</text:p>
          </table:table-cell>
        </table:table-row>
      </table:table>
      <text:p text:style-name="P52"/>
      <text:p text:style-name="P3">Liste des risques<text:note text:id="ftn1" text:note-class="footnote"><text:note-citation>2</text:note-citation><text:note-body><text:p text:style-name="P42">En fonction des réglages cette liste contient les risques de l'unité de travail, les risques hérités, les risques partagés.</text:p></text:note-body></text:note> associés à <text:span text:style-name="T30">l'</text:span><text:span text:style-name="T39">U</text:span>nité <text:span text:style-name="T15">de </text:span><text:span text:style-name="T39">T</text:span><text:span text:style-name="T15">ravail </text:span><text:span text:style-name="T39">(UT) </text:span><text:span text:style-name="T15">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47"><text:span text:style-name="T29">S</text:span><text:note text:id="ftn2" text:note-class="footnote"><text:note-citation>3</text:note-citation><text:note-body><text:p text:style-name="P44">Numéro unique désignant <text:span text:style-name="T12">SX pour l’établissement, UTX pour les unités de travail, GPX pour les groupements, RKX pour les risques, RAX pour l’évaluation du risque noté dans la colonne Cot.</text:span></text:p></text:note-body></text:note> <text:span text:style-name="T29">- U</text:span>T <text:span text:style-name="T20">ou</text:span> GP</text:p>
            </table:table-cell>
            <table:table-cell table:style-name="Tableau3.A1" office:value-type="string">
              <text:p text:style-name="P28">Id <text:span text:style-name="T22">RA</text:span></text:p>
            </table:table-cell>
            <table:table-cell table:style-name="Tableau3.A1" office:value-type="string">
              <text:p text:style-name="P28">Cot</text:p>
            </table:table-cell>
            <table:table-cell table:style-name="Tableau3.A1" office:value-type="string">
              <text:p text:style-name="P30">Risques</text:p>
            </table:table-cell>
            <table:table-cell table:style-name="Tableau3.A1" office:value-type="string">
              <text:p text:style-name="P30">Description du risque</text:p>
            </table:table-cell>
            <table:table-cell table:style-name="Tableau3.A1" office:value-type="string">
              <text:p text:style-name="P28"><text:span text:style-name="T50">Informations sur</text:span><text:span text:style-name="T27"> </text:span>l'<text:span text:style-name="T27">évaluation</text:span></text:p>
            </table:table-cell>
            <table:table-cell table:style-name="Tableau3.G1" office:value-type="string">
              <text:p text:style-name="P40">Plan d’action<text:span text:style-name="T26">s</text:span></text:p>
            </table:table-cell>
          </table:table-row>
        </table:table-header-rows>
        <table:table-row>
          <table:table-cell table:style-name="Tableau3.A2" office:value-type="string">
            <text:p text:style-name="P36">[!-- BEGIN row.risk4 --]{nomElement}</text:p>
          </table:table-cell>
          <table:table-cell table:style-name="Tableau3.B2" office:value-type="string">
            <text:p text:style-name="P36">{identifiantRisque}</text:p>
          </table:table-cell>
          <table:table-cell table:style-name="Tableau3.C2" office:value-type="string">
            <text:p text:style-name="P36">{quotationRisque}</text:p>
          </table:table-cell>
          <table:table-cell table:style-name="Tableau3.D2" office:value-type="string">
            <text:p text:style-name="P38">{nomDanger}</text:p>
            <text:p text:style-name="P41">{nomPicto}</text:p>
          </table:table-cell>
          <table:table-cell table:style-name="Tableau3.E2" office:value-type="string">
            <text:p text:style-name="P38">{descriptionRisque}</text:p>
          </table:table-cell>
          <table:table-cell table:style-name="Tableau3.F2" office:value-type="string">
            <text:p text:style-name="P38">{commentaireEvaluation}</text:p>
          </table:table-cell>
          <table:table-cell table:style-name="Tableau3.G2" office:value-type="string">
            <text:p text:style-name="P34"><text:span text:style-name="T42">⌛</text:span><text:span text:style-name="T13"> Actions en cours :</text:span></text:p>
            <text:p text:style-name="P45">{actionPreventionUncompleted}</text:p>
            <text:p text:style-name="P35"/>
            <text:p text:style-name="P33"><text:span text:style-name="T41">✓</text:span> Action<text:span text:style-name="T43">s</text:span> <text:span text:style-name="T44">terminées</text:span> :</text:p>
            <text:p text:style-name="P35"><text:span text:style-name="T46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36">[!-- BEGIN row.risk3 --]{nomElement}</text:p>
          </table:table-cell>
          <table:table-cell table:style-name="Tableau3.B3" office:value-type="string">
            <text:p text:style-name="P36">{identifiantRisque}</text:p>
          </table:table-cell>
          <table:table-cell table:style-name="Tableau3.C3" office:value-type="string">
            <text:p text:style-name="P36">{quotationRisque}</text:p>
          </table:table-cell>
          <table:table-cell table:style-name="Tableau3.D3" office:value-type="string">
            <text:p text:style-name="P38">{nomDanger}</text:p>
            <text:p text:style-name="P41">{nomPicto}</text:p>
          </table:table-cell>
          <table:table-cell table:style-name="Tableau3.E3" office:value-type="string">
            <text:p text:style-name="P38">{descriptionRisque}</text:p>
          </table:table-cell>
          <table:table-cell table:style-name="Tableau3.F3" office:value-type="string">
            <text:p text:style-name="P38">{commentaireEvaluation}</text:p>
          </table:table-cell>
          <table:table-cell table:style-name="Tableau3.G3" office:value-type="string">
            <text:p text:style-name="P34"><text:span text:style-name="T42">⌛</text:span><text:span text:style-name="T13"> Actions en cours :</text:span></text:p>
            <text:p text:style-name="P45">{actionPreventionUncompleted}</text:p>
            <text:p text:style-name="P35"/>
            <text:p text:style-name="P33"><text:span text:style-name="T41">✓</text:span> Action<text:span text:style-name="T43">s</text:span> <text:span text:style-name="T44">terminées</text:span> :</text:p>
            <text:p text:style-name="P20"><text:span text:style-name="T46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36">[!-- BEGIN row.risk2 --]{nomElement}</text:p>
          </table:table-cell>
          <table:table-cell table:style-name="Tableau3.B4" office:value-type="string">
            <text:p text:style-name="P36">{identifiantRisque}</text:p>
          </table:table-cell>
          <table:table-cell table:style-name="Tableau3.C4" office:value-type="string">
            <text:p text:style-name="P36">{quotationRisque}</text:p>
          </table:table-cell>
          <table:table-cell table:style-name="Tableau3.D4" office:value-type="string">
            <text:p text:style-name="P38">{nomDanger}</text:p>
            <text:p text:style-name="P41">{nomPicto}</text:p>
          </table:table-cell>
          <table:table-cell table:style-name="Tableau3.E4" office:value-type="string">
            <text:p text:style-name="P38">{descriptionRisque}</text:p>
          </table:table-cell>
          <table:table-cell table:style-name="Tableau3.F4" office:value-type="string">
            <text:p text:style-name="P38">{commentaireEvaluation}</text:p>
          </table:table-cell>
          <table:table-cell table:style-name="Tableau3.G4" office:value-type="string">
            <text:p text:style-name="P34"><text:span text:style-name="T42">⌛</text:span><text:span text:style-name="T13"> Actions en cours :</text:span></text:p>
            <text:p text:style-name="P45">{actionPreventionUncompleted}</text:p>
            <text:p text:style-name="P32"/>
            <text:p text:style-name="P33"><text:span text:style-name="T41">✓</text:span> Action<text:span text:style-name="T43">s</text:span> <text:span text:style-name="T44">terminées</text:span> :</text:p>
            <text:p text:style-name="P35"><text:span text:style-name="T47">{actionPreventionCompleted}</text:span><text:span text:style-name="T1">[!-- END row.risk2 --]</text:span></text:p>
          </table:table-cell>
        </table:table-row>
        <table:table-row>
          <table:table-cell table:style-name="Tableau3.A5" office:value-type="string">
            <text:p text:style-name="P36">[!-- BEGIN row.risk1 --]{nomElement}</text:p>
          </table:table-cell>
          <table:table-cell table:style-name="Tableau3.B5" office:value-type="string">
            <text:p text:style-name="P36">{identifiantRisque}</text:p>
          </table:table-cell>
          <table:table-cell table:style-name="Tableau3.C5" office:value-type="string">
            <text:p text:style-name="P36">{quotationRisque}</text:p>
          </table:table-cell>
          <table:table-cell table:style-name="Tableau3.D5" office:value-type="string">
            <text:p text:style-name="P38">{nomDanger}</text:p>
            <text:p text:style-name="P41">{nomPicto}</text:p>
          </table:table-cell>
          <table:table-cell table:style-name="Tableau3.E5" office:value-type="string">
            <text:p text:style-name="P38">{descriptionRisque}</text:p>
          </table:table-cell>
          <table:table-cell table:style-name="Tableau3.F5" office:value-type="string">
            <text:p text:style-name="P38">{commentaireEvaluation}</text:p>
          </table:table-cell>
          <table:table-cell table:style-name="Tableau3.G5" office:value-type="string">
            <text:p text:style-name="P34"><text:span text:style-name="T42">⌛</text:span><text:span text:style-name="T45"> </text:span><text:span text:style-name="T13">Actions en cours :</text:span></text:p>
            <text:p text:style-name="P45">{actionPreventionUncompleted}</text:p>
            <text:p text:style-name="P35"/>
            <text:p text:style-name="P33"><text:span text:style-name="T41">✓</text:span> Action<text:span text:style-name="T43">s</text:span> <text:span text:style-name="T44">terminées</text:span> :</text:p>
            <text:p text:style-name="P35"><text:soft-page-break/><text:span text:style-name="T47">{actionPreventionCompleted}</text:span><text:span text:style-name="T1">[!-- END row.risk1 --]</text:span></text:p>
          </table:table-cell>
        </table:table-row>
      </table:table>
      <text:p text:style-name="P3"/>
      <text:p text:style-name="P53"/>
      <text:p text:style-name="P6">Liste des personnes ci dessous étaient présentes lors de l'évaluation, elles ont été impliqués dans la démarche de mise en place du Document Unique.</text:p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header-rows>
          <table:table-row>
            <table:table-cell table:style-name="Tableau4.A1" office:value-type="string">
              <text:p text:style-name="P29">S – UT ou GP</text:p>
            </table:table-cell>
            <table:table-cell table:style-name="Tableau4.A1" office:value-type="string">
              <text:p text:style-name="P29">Id. <text:span text:style-name="T32">Eva</text:span><text:note text:id="ftn4" text:note-class="footnote"><text:note-citation>4</text:note-citation><text:note-body><text:p text:style-name="P43">Id.Eva numero d'identification des évaluateurs, S1 – UT ou GP <text:span text:style-name="T34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29">Date entretien</text:p>
            </table:table-cell>
            <table:table-cell table:style-name="Tableau4.A1" office:value-type="string">
              <text:p text:style-name="P29">Durée entretien</text:p>
            </table:table-cell>
            <table:table-cell table:style-name="Tableau4.A1" office:value-type="string">
              <text:p text:style-name="P29">Nom</text:p>
            </table:table-cell>
            <table:table-cell table:style-name="Tableau4.A1" office:value-type="string">
              <text:p text:style-name="P29">Prénom</text:p>
            </table:table-cell>
            <table:table-cell table:style-name="Tableau4.G1" office:value-type="string">
              <text:p text:style-name="P31">Poste/Fon<text:span text:style-name="T36">c</text:span>tion</text:p>
            </table:table-cell>
          </table:table-row>
        </table:table-header-rows>
        <table:table-row>
          <table:table-cell table:style-name="Tableau4.A2" office:value-type="string">
            <text:p text:style-name="P37">[!-- BEGIN row.utilisateursPresents --]{nomElement}</text:p>
          </table:table-cell>
          <table:table-cell table:style-name="Tableau4.B2" office:value-type="string">
            <text:p text:style-name="P37">{idUtilisateur}</text:p>
          </table:table-cell>
          <table:table-cell table:style-name="Tableau4.C2" office:value-type="string">
            <text:p text:style-name="P39">{dateAffectationUtilisateur}</text:p>
          </table:table-cell>
          <table:table-cell table:style-name="Tableau4.D2" office:value-type="string">
            <text:p text:style-name="P37">{dureeEntretien}</text:p>
          </table:table-cell>
          <table:table-cell table:style-name="Tableau4.E2" office:value-type="string">
            <text:p text:style-name="P37">{nomUtilisateur}</text:p>
          </table:table-cell>
          <table:table-cell table:style-name="Tableau4.F2" office:value-type="string">
            <text:p text:style-name="P37">{prenomUtilisateur}</text:p>
          </table:table-cell>
          <table:table-cell table:style-name="Tableau4.G2" office:value-type="string">
            <text:p text:style-name="P37">{travailUtilisateur}[!-- END row.utilisateursPresents --]</text:p>
          </table:table-cell>
        </table:table-row>
      </table:table>
      <text:p text:style-name="P6"/>
      <text:p text:style-name="P49">Liste des <text:span text:style-name="T4">accid</text:span><text:span text:style-name="T5">e</text:span><text:span text:style-name="T4">nt</text:span><text:span text:style-name="T6">s</text:span>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23">Id. <text:span text:style-name="T28">AT/MP</text:span></text:p>
            </table:table-cell>
            <table:table-cell table:style-name="Tableau2.A1" office:value-type="string">
              <text:p text:style-name="P24">Nbre jours AT</text:p>
            </table:table-cell>
            <table:table-cell table:style-name="Tableau2.C1" office:value-type="string">
              <text:p text:style-name="P9"><text:span text:style-name="T23">Description </text:span><text:span text:style-name="T24">du presque accident ou accident</text:span></text:p>
            </table:table-cell>
          </table:table-row>
        </table:table-header-rows>
        <table:table-row>
          <table:table-cell table:style-name="Tableau2.A2" office:value-type="string">
            <text:p text:style-name="P21">[!-- BEGIN row.affectedAccident --]{identifiantAccident} - {AccidentName}</text:p>
          </table:table-cell>
          <table:table-cell table:style-name="Tableau2.B2" office:value-type="string">
            <text:p text:style-name="P21">{AccidentWorkStopDays}</text:p>
          </table:table-cell>
          <table:table-cell table:style-name="Tableau2.C2" office:value-type="string">
            <text:p text:style-name="P21">{AccidentComment} [!-- END row.affectedAccident --]</text:p>
          </table:table-cell>
        </table:table-row>
      </table:table>
      <text:p text:style-name="P4"/>
      <text:p text:style-name="P4"/>
      <text:p text:style-name="P4">Liste des <text:span text:style-name="T40">registres santé-sécurité (</text:span><text:span text:style-name="T7">tickets</text:span><text:span text:style-name="T8">)</text:span>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10"><text:span text:style-name="T35">N°</text:span> ticket</text:p>
            </table:table-cell>
            <table:table-cell table:style-name="Tableau5.A1" office:value-type="string">
              <text:p text:style-name="P11">Tags/catégories</text:p>
            </table:table-cell>
            <table:table-cell table:style-name="Tableau5.A1" office:value-type="string">
              <text:p text:style-name="P11">Date création</text:p>
            </table:table-cell>
            <table:table-cell table:style-name="Tableau5.A1" office:value-type="string">
              <text:p text:style-name="P25">Sujet</text:p>
            </table:table-cell>
            <table:table-cell table:style-name="Tableau5.A1" office:value-type="string">
              <text:p text:style-name="P26">Message initial</text:p>
            </table:table-cell>
            <table:table-cell table:style-name="Tableau5.A1" office:value-type="string">
              <text:p text:style-name="P13">Progression</text:p>
            </table:table-cell>
            <table:table-cell table:style-name="Tableau5.G1" office:value-type="string">
              <text:p text:style-name="P12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22">[!-- BEGIN row.tickets --]{refticket}</text:p>
          </table:table-cell>
          <table:table-cell table:style-name="Tableau5.B2" office:value-type="string">
            <text:p text:style-name="P22">{categories}</text:p>
          </table:table-cell>
          <table:table-cell table:style-name="Tableau5.C2" office:value-type="string">
            <text:p text:style-name="P22">{creation_date}</text:p>
          </table:table-cell>
          <table:table-cell table:style-name="Tableau5.D2" office:value-type="string">
            <text:p text:style-name="P22">{subject}</text:p>
          </table:table-cell>
          <table:table-cell table:style-name="Tableau5.E2" office:value-type="string">
            <text:p text:style-name="P22">{message}</text:p>
          </table:table-cell>
          <table:table-cell table:style-name="Tableau5.F2" office:value-type="string">
            <text:p text:style-name="P27">{progress}</text:p>
          </table:table-cell>
          <table:table-cell table:style-name="Tableau5.G2" office:value-type="string">
            <text:p text:style-name="P22"><text:span text:style-name="T37">{status}</text:span> [!-- END row.tickets --]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officeooo:rsid="000bf3ed"/>
    </style:style>
    <style:style style:name="MT4" style:family="text">
      <style:text-properties officeooo:rsid="00ce8489"/>
    </style:style>
    <style:style style:name="MT5" style:family="text">
      <style:text-properties officeooo:rsid="00b78793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3"><draw:image xlink:href="Pictures/10000000000000500000000FB1EA586C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workunitdocument.odt</text:file-name><text:s/><text:tab/>Version –<text:span text:style-name="MT3"> 1.</text:span><text:span text:style-name="MT4">5</text:span><text:span text:style-name="MT3">.</text:span><text:span text:style-name="MT4">0</text:span><text:span text:style-name="MT3"> - 202</text:span><text:span text:style-name="MT4">40</text:span><text:span text:style-name="MT5">22</text:span><text:span text:style-name="MT4">8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2DT12H12M16S</meta:editing-duration>
    <meta:editing-cycles>278</meta:editing-cycles>
    <meta:generator>LibreOffice/24.2.0.3$Windows_X86_64 LibreOffice_project/da48488a73ddd66ea24cf16bbc4f7b9c08e9bea1</meta:generator>
    <dc:date>2024-02-28T16:59:49.843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4" meta:paragraph-count="118" meta:word-count="397" meta:character-count="3273" meta:non-whitespace-character-count="3004"/>
    <meta:user-defined meta:name="Langue">Francais</meta:user-defined>
    <meta:user-defined meta:name="URL">www.digirisk.com</meta:user-defined>
  </office:meta>
</office:document-meta>
</file>